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3" style:family="table-cell" style:parent-style-name="Default" style:data-style-name="N3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2.91041666666667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80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0年各行政區戶數、人口數統計表  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16734" table:style-name="ce3">
            <text:p>816,734</text:p>
          </table:table-cell>
          <table:table-cell office:value-type="float" office:value="2717992" table:style-name="ce3">
            <text:p>2,717,992</text:p>
          </table:table-cell>
          <table:table-cell office:value-type="float" office:value="1369556" table:style-name="ce3">
            <text:p>1,369,556</text:p>
          </table:table-cell>
          <table:table-cell office:value-type="float" office:value="1348436" table:style-name="ce3">
            <text:p>1,348,43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7452" table:style-name="ce3">
            <text:p>67,452</text:p>
          </table:table-cell>
          <table:table-cell office:value-type="float" office:value="217353" table:style-name="ce3">
            <text:p>217,353</text:p>
          </table:table-cell>
          <table:table-cell office:value-type="float" office:value="107348" table:style-name="ce3">
            <text:p>107,348</text:p>
          </table:table-cell>
          <table:table-cell office:value-type="float" office:value="110005" table:style-name="ce3">
            <text:p>110,00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75885" table:style-name="ce3">
            <text:p>75,885</text:p>
          </table:table-cell>
          <table:table-cell office:value-type="float" office:value="245447" table:style-name="ce3">
            <text:p>245,447</text:p>
          </table:table-cell>
          <table:table-cell office:value-type="float" office:value="125723" table:style-name="ce3">
            <text:p>125,723</text:p>
          </table:table-cell>
          <table:table-cell office:value-type="float" office:value="119724" table:style-name="ce3">
            <text:p>119,7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11548" table:style-name="ce3">
            <text:p>111,548</text:p>
          </table:table-cell>
          <table:table-cell office:value-type="float" office:value="352107" table:style-name="ce3">
            <text:p>352,107</text:p>
          </table:table-cell>
          <table:table-cell office:value-type="float" office:value="174684" table:style-name="ce3">
            <text:p>174,684</text:p>
          </table:table-cell>
          <table:table-cell office:value-type="float" office:value="177423" table:style-name="ce3">
            <text:p>177,4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6547" table:style-name="ce3">
            <text:p>76,547</text:p>
          </table:table-cell>
          <table:table-cell office:value-type="float" office:value="235963" table:style-name="ce3">
            <text:p>235,963</text:p>
          </table:table-cell>
          <table:table-cell office:value-type="float" office:value="117125" table:style-name="ce3">
            <text:p>117,125</text:p>
          </table:table-cell>
          <table:table-cell office:value-type="float" office:value="118838" table:style-name="ce3">
            <text:p>118,8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8506" table:style-name="ce3">
            <text:p>58,506</text:p>
          </table:table-cell>
          <table:table-cell office:value-type="float" office:value="183668" table:style-name="ce3">
            <text:p>183,668</text:p>
          </table:table-cell>
          <table:table-cell office:value-type="float" office:value="93659" table:style-name="ce3">
            <text:p>93,659</text:p>
          </table:table-cell>
          <table:table-cell office:value-type="float" office:value="90009" table:style-name="ce3">
            <text:p>90,0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2430" table:style-name="ce3">
            <text:p>42,430</text:p>
          </table:table-cell>
          <table:table-cell office:value-type="float" office:value="149817" table:style-name="ce3">
            <text:p>149,817</text:p>
          </table:table-cell>
          <table:table-cell office:value-type="float" office:value="75636" table:style-name="ce3">
            <text:p>75,636</text:p>
          </table:table-cell>
          <table:table-cell office:value-type="float" office:value="74181" table:style-name="ce3">
            <text:p>74,1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7874" table:style-name="ce3">
            <text:p>67,874</text:p>
          </table:table-cell>
          <table:table-cell office:value-type="float" office:value="230801" table:style-name="ce3">
            <text:p>230,801</text:p>
          </table:table-cell>
          <table:table-cell office:value-type="float" office:value="118642" table:style-name="ce3">
            <text:p>118,642</text:p>
          </table:table-cell>
          <table:table-cell office:value-type="float" office:value="112159" table:style-name="ce3">
            <text:p>112,1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68071" table:style-name="ce3">
            <text:p>68,071</text:p>
          </table:table-cell>
          <table:table-cell office:value-type="float" office:value="225755" table:style-name="ce3">
            <text:p>225,755</text:p>
          </table:table-cell>
          <table:table-cell office:value-type="float" office:value="115247" table:style-name="ce3">
            <text:p>115,247</text:p>
          </table:table-cell>
          <table:table-cell office:value-type="float" office:value="110508" table:style-name="ce3">
            <text:p>110,5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2276" table:style-name="ce3">
            <text:p>32,276</text:p>
          </table:table-cell>
          <table:table-cell office:value-type="float" office:value="117764" table:style-name="ce3">
            <text:p>117,764</text:p>
          </table:table-cell>
          <table:table-cell office:value-type="float" office:value="60095" table:style-name="ce3">
            <text:p>60,095</text:p>
          </table:table-cell>
          <table:table-cell office:value-type="float" office:value="57669" table:style-name="ce3">
            <text:p>57,66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61575" table:style-name="ce3">
            <text:p>61,575</text:p>
          </table:table-cell>
          <table:table-cell office:value-type="float" office:value="214750" table:style-name="ce3">
            <text:p>214,750</text:p>
          </table:table-cell>
          <table:table-cell office:value-type="float" office:value="107916" table:style-name="ce3">
            <text:p>107,916</text:p>
          </table:table-cell>
          <table:table-cell office:value-type="float" office:value="106834" table:style-name="ce3">
            <text:p>106,8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4803" table:style-name="ce3">
            <text:p>84,803</text:p>
          </table:table-cell>
          <table:table-cell office:value-type="float" office:value="300512" table:style-name="ce3">
            <text:p>300,512</text:p>
          </table:table-cell>
          <table:table-cell office:value-type="float" office:value="150604" table:style-name="ce3">
            <text:p>150,604</text:p>
          </table:table-cell>
          <table:table-cell office:value-type="float" office:value="149908" table:style-name="ce3">
            <text:p>149,9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69767" table:style-name="ce3">
            <text:p>69,767</text:p>
          </table:table-cell>
          <table:table-cell office:value-type="float" office:value="244055" table:style-name="ce3">
            <text:p>244,055</text:p>
          </table:table-cell>
          <table:table-cell office:value-type="float" office:value="122877" table:style-name="ce3">
            <text:p>122,877</text:p>
          </table:table-cell>
          <table:table-cell office:value-type="float" office:value="121178" table:style-name="ce3">
            <text:p>121,178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1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1年各行政區戶數、人口數統計表  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20860" table:style-name="ce3">
            <text:p>820,860</text:p>
          </table:table-cell>
          <table:table-cell office:value-type="float" office:value="2696073" table:style-name="ce3">
            <text:p>2,696,073</text:p>
          </table:table-cell>
          <table:table-cell office:value-type="float" office:value="1356914" table:style-name="ce3">
            <text:p>1,356,914</text:p>
          </table:table-cell>
          <table:table-cell office:value-type="float" office:value="1339159" table:style-name="ce3">
            <text:p>1,339,1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6959" table:style-name="ce3">
            <text:p>66,959</text:p>
          </table:table-cell>
          <table:table-cell office:value-type="float" office:value="213639" table:style-name="ce3">
            <text:p>213,639</text:p>
          </table:table-cell>
          <table:table-cell office:value-type="float" office:value="105280" table:style-name="ce3">
            <text:p>105,280</text:p>
          </table:table-cell>
          <table:table-cell office:value-type="float" office:value="108359" table:style-name="ce3">
            <text:p>108,3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77941" table:style-name="ce3">
            <text:p>77,941</text:p>
          </table:table-cell>
          <table:table-cell office:value-type="float" office:value="247726" table:style-name="ce3">
            <text:p>247,726</text:p>
          </table:table-cell>
          <table:table-cell office:value-type="float" office:value="126594" table:style-name="ce3">
            <text:p>126,594</text:p>
          </table:table-cell>
          <table:table-cell office:value-type="float" office:value="121132" table:style-name="ce3">
            <text:p>121,13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649" table:style-name="ce3">
            <text:p>109,649</text:p>
          </table:table-cell>
          <table:table-cell office:value-type="float" office:value="341765" table:style-name="ce3">
            <text:p>341,765</text:p>
          </table:table-cell>
          <table:table-cell office:value-type="float" office:value="169218" table:style-name="ce3">
            <text:p>169,218</text:p>
          </table:table-cell>
          <table:table-cell office:value-type="float" office:value="172547" table:style-name="ce3">
            <text:p>172,5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6624" table:style-name="ce3">
            <text:p>76,624</text:p>
          </table:table-cell>
          <table:table-cell office:value-type="float" office:value="232683" table:style-name="ce3">
            <text:p>232,683</text:p>
          </table:table-cell>
          <table:table-cell office:value-type="float" office:value="115242" table:style-name="ce3">
            <text:p>115,242</text:p>
          </table:table-cell>
          <table:table-cell office:value-type="float" office:value="117441" table:style-name="ce3">
            <text:p>117,4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8448" table:style-name="ce3">
            <text:p>58,448</text:p>
          </table:table-cell>
          <table:table-cell office:value-type="float" office:value="181233" table:style-name="ce3">
            <text:p>181,233</text:p>
          </table:table-cell>
          <table:table-cell office:value-type="float" office:value="91799" table:style-name="ce3">
            <text:p>91,799</text:p>
          </table:table-cell>
          <table:table-cell office:value-type="float" office:value="89434" table:style-name="ce3">
            <text:p>89,4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2338" table:style-name="ce3">
            <text:p>42,338</text:p>
          </table:table-cell>
          <table:table-cell office:value-type="float" office:value="147505" table:style-name="ce3">
            <text:p>147,505</text:p>
          </table:table-cell>
          <table:table-cell office:value-type="float" office:value="74521" table:style-name="ce3">
            <text:p>74,521</text:p>
          </table:table-cell>
          <table:table-cell office:value-type="float" office:value="72984" table:style-name="ce3">
            <text:p>72,9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8335" table:style-name="ce3">
            <text:p>68,335</text:p>
          </table:table-cell>
          <table:table-cell office:value-type="float" office:value="228384" table:style-name="ce3">
            <text:p>228,384</text:p>
          </table:table-cell>
          <table:table-cell office:value-type="float" office:value="117150" table:style-name="ce3">
            <text:p>117,150</text:p>
          </table:table-cell>
          <table:table-cell office:value-type="float" office:value="111234" table:style-name="ce3">
            <text:p>111,2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69187" table:style-name="ce3">
            <text:p>69,187</text:p>
          </table:table-cell>
          <table:table-cell office:value-type="float" office:value="226295" table:style-name="ce3">
            <text:p>226,295</text:p>
          </table:table-cell>
          <table:table-cell office:value-type="float" office:value="115486" table:style-name="ce3">
            <text:p>115,486</text:p>
          </table:table-cell>
          <table:table-cell office:value-type="float" office:value="110809" table:style-name="ce3">
            <text:p>110,80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2709" table:style-name="ce3">
            <text:p>32,709</text:p>
          </table:table-cell>
          <table:table-cell office:value-type="float" office:value="117698" table:style-name="ce3">
            <text:p>117,698</text:p>
          </table:table-cell>
          <table:table-cell office:value-type="float" office:value="59945" table:style-name="ce3">
            <text:p>59,945</text:p>
          </table:table-cell>
          <table:table-cell office:value-type="float" office:value="57753" table:style-name="ce3">
            <text:p>57,7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63089" table:style-name="ce3">
            <text:p>63,089</text:p>
          </table:table-cell>
          <table:table-cell office:value-type="float" office:value="215529" table:style-name="ce3">
            <text:p>215,529</text:p>
          </table:table-cell>
          <table:table-cell office:value-type="float" office:value="108871" table:style-name="ce3">
            <text:p>108,871</text:p>
          </table:table-cell>
          <table:table-cell office:value-type="float" office:value="106658" table:style-name="ce3">
            <text:p>106,6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6025" table:style-name="ce3">
            <text:p>86,025</text:p>
          </table:table-cell>
          <table:table-cell office:value-type="float" office:value="301068" table:style-name="ce3">
            <text:p>301,068</text:p>
          </table:table-cell>
          <table:table-cell office:value-type="float" office:value="150619" table:style-name="ce3">
            <text:p>150,619</text:p>
          </table:table-cell>
          <table:table-cell office:value-type="float" office:value="150449" table:style-name="ce3">
            <text:p>150,44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69556" table:style-name="ce3">
            <text:p>69,556</text:p>
          </table:table-cell>
          <table:table-cell office:value-type="float" office:value="242548" table:style-name="ce3">
            <text:p>242,548</text:p>
          </table:table-cell>
          <table:table-cell office:value-type="float" office:value="122189" table:style-name="ce3">
            <text:p>122,189</text:p>
          </table:table-cell>
          <table:table-cell office:value-type="float" office:value="120359" table:style-name="ce3">
            <text:p>120,359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2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2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23104" table:style-name="ce3">
            <text:p>823,104</text:p>
          </table:table-cell>
          <table:table-cell office:value-type="float" office:value="2653245" table:style-name="ce3">
            <text:p>2,653,245</text:p>
          </table:table-cell>
          <table:table-cell office:value-type="float" office:value="1332206" table:style-name="ce3">
            <text:p>1,332,206</text:p>
          </table:table-cell>
          <table:table-cell office:value-type="float" office:value="1321039" table:style-name="ce3">
            <text:p>1,321,03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7259" table:style-name="ce3">
            <text:p>67,259</text:p>
          </table:table-cell>
          <table:table-cell office:value-type="float" office:value="213090" table:style-name="ce3">
            <text:p>213,090</text:p>
          </table:table-cell>
          <table:table-cell office:value-type="float" office:value="104611" table:style-name="ce3">
            <text:p>104,611</text:p>
          </table:table-cell>
          <table:table-cell office:value-type="float" office:value="108479" table:style-name="ce3">
            <text:p>108,4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79148" table:style-name="ce3">
            <text:p>79,148</text:p>
          </table:table-cell>
          <table:table-cell office:value-type="float" office:value="245255" table:style-name="ce3">
            <text:p>245,255</text:p>
          </table:table-cell>
          <table:table-cell office:value-type="float" office:value="125125" table:style-name="ce3">
            <text:p>125,125</text:p>
          </table:table-cell>
          <table:table-cell office:value-type="float" office:value="120130" table:style-name="ce3">
            <text:p>120,13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513" table:style-name="ce3">
            <text:p>109,513</text:p>
          </table:table-cell>
          <table:table-cell office:value-type="float" office:value="335993" table:style-name="ce3">
            <text:p>335,993</text:p>
          </table:table-cell>
          <table:table-cell office:value-type="float" office:value="165970" table:style-name="ce3">
            <text:p>165,970</text:p>
          </table:table-cell>
          <table:table-cell office:value-type="float" office:value="170023" table:style-name="ce3">
            <text:p>170,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7990" table:style-name="ce3">
            <text:p>77,990</text:p>
          </table:table-cell>
          <table:table-cell office:value-type="float" office:value="226775" table:style-name="ce3">
            <text:p>226,775</text:p>
          </table:table-cell>
          <table:table-cell office:value-type="float" office:value="111738" table:style-name="ce3">
            <text:p>111,738</text:p>
          </table:table-cell>
          <table:table-cell office:value-type="float" office:value="115037" table:style-name="ce3">
            <text:p>115,03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386" table:style-name="ce3">
            <text:p>57,386</text:p>
          </table:table-cell>
          <table:table-cell office:value-type="float" office:value="175261" table:style-name="ce3">
            <text:p>175,261</text:p>
          </table:table-cell>
          <table:table-cell office:value-type="float" office:value="88584" table:style-name="ce3">
            <text:p>88,584</text:p>
          </table:table-cell>
          <table:table-cell office:value-type="float" office:value="86677" table:style-name="ce3">
            <text:p>86,67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1241" table:style-name="ce3">
            <text:p>41,241</text:p>
          </table:table-cell>
          <table:table-cell office:value-type="float" office:value="140922" table:style-name="ce3">
            <text:p>140,922</text:p>
          </table:table-cell>
          <table:table-cell office:value-type="float" office:value="71124" table:style-name="ce3">
            <text:p>71,124</text:p>
          </table:table-cell>
          <table:table-cell office:value-type="float" office:value="69798" table:style-name="ce3">
            <text:p>69,79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7603" table:style-name="ce3">
            <text:p>67,603</text:p>
          </table:table-cell>
          <table:table-cell office:value-type="float" office:value="220896" table:style-name="ce3">
            <text:p>220,896</text:p>
          </table:table-cell>
          <table:table-cell office:value-type="float" office:value="113301" table:style-name="ce3">
            <text:p>113,301</text:p>
          </table:table-cell>
          <table:table-cell office:value-type="float" office:value="107595" table:style-name="ce3">
            <text:p>107,59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69235" table:style-name="ce3">
            <text:p>69,235</text:p>
          </table:table-cell>
          <table:table-cell office:value-type="float" office:value="223822" table:style-name="ce3">
            <text:p>223,822</text:p>
          </table:table-cell>
          <table:table-cell office:value-type="float" office:value="113704" table:style-name="ce3">
            <text:p>113,704</text:p>
          </table:table-cell>
          <table:table-cell office:value-type="float" office:value="110118" table:style-name="ce3">
            <text:p>110,1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2705" table:style-name="ce3">
            <text:p>32,705</text:p>
          </table:table-cell>
          <table:table-cell office:value-type="float" office:value="115177" table:style-name="ce3">
            <text:p>115,177</text:p>
          </table:table-cell>
          <table:table-cell office:value-type="float" office:value="58719" table:style-name="ce3">
            <text:p>58,719</text:p>
          </table:table-cell>
          <table:table-cell office:value-type="float" office:value="56458" table:style-name="ce3">
            <text:p>56,4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64411" table:style-name="ce3">
            <text:p>64,411</text:p>
          </table:table-cell>
          <table:table-cell office:value-type="float" office:value="216149" table:style-name="ce3">
            <text:p>216,149</text:p>
          </table:table-cell>
          <table:table-cell office:value-type="float" office:value="108602" table:style-name="ce3">
            <text:p>108,602</text:p>
          </table:table-cell>
          <table:table-cell office:value-type="float" office:value="107547" table:style-name="ce3">
            <text:p>107,5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6450" table:style-name="ce3">
            <text:p>86,450</text:p>
          </table:table-cell>
          <table:table-cell office:value-type="float" office:value="298419" table:style-name="ce3">
            <text:p>298,419</text:p>
          </table:table-cell>
          <table:table-cell office:value-type="float" office:value="148959" table:style-name="ce3">
            <text:p>148,959</text:p>
          </table:table-cell>
          <table:table-cell office:value-type="float" office:value="149460" table:style-name="ce3">
            <text:p>149,46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0163" table:style-name="ce3">
            <text:p>70,163</text:p>
          </table:table-cell>
          <table:table-cell office:value-type="float" office:value="241486" table:style-name="ce3">
            <text:p>241,486</text:p>
          </table:table-cell>
          <table:table-cell office:value-type="float" office:value="121769" table:style-name="ce3">
            <text:p>121,769</text:p>
          </table:table-cell>
          <table:table-cell office:value-type="float" office:value="119717" table:style-name="ce3">
            <text:p>119,717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3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3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32424" table:style-name="ce3">
            <text:p>832,424</text:p>
          </table:table-cell>
          <table:table-cell office:value-type="float" office:value="2653578" table:style-name="ce3">
            <text:p>2,653,578</text:p>
          </table:table-cell>
          <table:table-cell office:value-type="float" office:value="1329612" table:style-name="ce3">
            <text:p>1,329,612</text:p>
          </table:table-cell>
          <table:table-cell office:value-type="float" office:value="1323966" table:style-name="ce3">
            <text:p>1,323,9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8655" table:style-name="ce3">
            <text:p>68,655</text:p>
          </table:table-cell>
          <table:table-cell office:value-type="float" office:value="213496" table:style-name="ce3">
            <text:p>213,496</text:p>
          </table:table-cell>
          <table:table-cell office:value-type="float" office:value="104477" table:style-name="ce3">
            <text:p>104,477</text:p>
          </table:table-cell>
          <table:table-cell office:value-type="float" office:value="109019" table:style-name="ce3">
            <text:p>109,01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0382" table:style-name="ce3">
            <text:p>80,382</text:p>
          </table:table-cell>
          <table:table-cell office:value-type="float" office:value="246925" table:style-name="ce3">
            <text:p>246,925</text:p>
          </table:table-cell>
          <table:table-cell office:value-type="float" office:value="125642" table:style-name="ce3">
            <text:p>125,642</text:p>
          </table:table-cell>
          <table:table-cell office:value-type="float" office:value="121283" table:style-name="ce3">
            <text:p>121,28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747" table:style-name="ce3">
            <text:p>109,747</text:p>
          </table:table-cell>
          <table:table-cell office:value-type="float" office:value="337309" table:style-name="ce3">
            <text:p>337,309</text:p>
          </table:table-cell>
          <table:table-cell office:value-type="float" office:value="166067" table:style-name="ce3">
            <text:p>166,067</text:p>
          </table:table-cell>
          <table:table-cell office:value-type="float" office:value="171242" table:style-name="ce3">
            <text:p>171,24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8885" table:style-name="ce3">
            <text:p>78,885</text:p>
          </table:table-cell>
          <table:table-cell office:value-type="float" office:value="226566" table:style-name="ce3">
            <text:p>226,566</text:p>
          </table:table-cell>
          <table:table-cell office:value-type="float" office:value="111613" table:style-name="ce3">
            <text:p>111,613</text:p>
          </table:table-cell>
          <table:table-cell office:value-type="float" office:value="114953" table:style-name="ce3">
            <text:p>114,95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773" table:style-name="ce3">
            <text:p>57,773</text:p>
          </table:table-cell>
          <table:table-cell office:value-type="float" office:value="174708" table:style-name="ce3">
            <text:p>174,708</text:p>
          </table:table-cell>
          <table:table-cell office:value-type="float" office:value="88165" table:style-name="ce3">
            <text:p>88,165</text:p>
          </table:table-cell>
          <table:table-cell office:value-type="float" office:value="86543" table:style-name="ce3">
            <text:p>86,5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1330" table:style-name="ce3">
            <text:p>41,330</text:p>
          </table:table-cell>
          <table:table-cell office:value-type="float" office:value="138170" table:style-name="ce3">
            <text:p>138,170</text:p>
          </table:table-cell>
          <table:table-cell office:value-type="float" office:value="69600" table:style-name="ce3">
            <text:p>69,600</text:p>
          </table:table-cell>
          <table:table-cell office:value-type="float" office:value="68570" table:style-name="ce3">
            <text:p>68,57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7301" table:style-name="ce3">
            <text:p>67,301</text:p>
          </table:table-cell>
          <table:table-cell office:value-type="float" office:value="217632" table:style-name="ce3">
            <text:p>217,632</text:p>
          </table:table-cell>
          <table:table-cell office:value-type="float" office:value="111498" table:style-name="ce3">
            <text:p>111,498</text:p>
          </table:table-cell>
          <table:table-cell office:value-type="float" office:value="106134" table:style-name="ce3">
            <text:p>106,1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69884" table:style-name="ce3">
            <text:p>69,884</text:p>
          </table:table-cell>
          <table:table-cell office:value-type="float" office:value="223003" table:style-name="ce3">
            <text:p>223,003</text:p>
          </table:table-cell>
          <table:table-cell office:value-type="float" office:value="112983" table:style-name="ce3">
            <text:p>112,983</text:p>
          </table:table-cell>
          <table:table-cell office:value-type="float" office:value="110020" table:style-name="ce3">
            <text:p>110,0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2654" table:style-name="ce3">
            <text:p>32,654</text:p>
          </table:table-cell>
          <table:table-cell office:value-type="float" office:value="113412" table:style-name="ce3">
            <text:p>113,412</text:p>
          </table:table-cell>
          <table:table-cell office:value-type="float" office:value="57573" table:style-name="ce3">
            <text:p>57,573</text:p>
          </table:table-cell>
          <table:table-cell office:value-type="float" office:value="55839" table:style-name="ce3">
            <text:p>55,83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67026" table:style-name="ce3">
            <text:p>67,026</text:p>
          </table:table-cell>
          <table:table-cell office:value-type="float" office:value="219951" table:style-name="ce3">
            <text:p>219,951</text:p>
          </table:table-cell>
          <table:table-cell office:value-type="float" office:value="110472" table:style-name="ce3">
            <text:p>110,472</text:p>
          </table:table-cell>
          <table:table-cell office:value-type="float" office:value="109479" table:style-name="ce3">
            <text:p>109,4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7193" table:style-name="ce3">
            <text:p>87,193</text:p>
          </table:table-cell>
          <table:table-cell office:value-type="float" office:value="299127" table:style-name="ce3">
            <text:p>299,127</text:p>
          </table:table-cell>
          <table:table-cell office:value-type="float" office:value="149069" table:style-name="ce3">
            <text:p>149,069</text:p>
          </table:table-cell>
          <table:table-cell office:value-type="float" office:value="150058" table:style-name="ce3">
            <text:p>150,05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1594" table:style-name="ce3">
            <text:p>71,594</text:p>
          </table:table-cell>
          <table:table-cell office:value-type="float" office:value="243279" table:style-name="ce3">
            <text:p>243,279</text:p>
          </table:table-cell>
          <table:table-cell office:value-type="float" office:value="122453" table:style-name="ce3">
            <text:p>122,453</text:p>
          </table:table-cell>
          <table:table-cell office:value-type="float" office:value="120826" table:style-name="ce3">
            <text:p>120,826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4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4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38465" table:style-name="ce3">
            <text:p>838,465</text:p>
          </table:table-cell>
          <table:table-cell office:value-type="float" office:value="2632863" table:style-name="ce3">
            <text:p>2,632,863</text:p>
          </table:table-cell>
          <table:table-cell office:value-type="float" office:value="1317406" table:style-name="ce3">
            <text:p>1,317,406</text:p>
          </table:table-cell>
          <table:table-cell office:value-type="float" office:value="1315457" table:style-name="ce3">
            <text:p>1,315,4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8567" table:style-name="ce3">
            <text:p>68,567</text:p>
          </table:table-cell>
          <table:table-cell office:value-type="float" office:value="211064" table:style-name="ce3">
            <text:p>211,064</text:p>
          </table:table-cell>
          <table:table-cell office:value-type="float" office:value="103107" table:style-name="ce3">
            <text:p>103,107</text:p>
          </table:table-cell>
          <table:table-cell office:value-type="float" office:value="107957" table:style-name="ce3">
            <text:p>107,9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0099" table:style-name="ce3">
            <text:p>80,099</text:p>
          </table:table-cell>
          <table:table-cell office:value-type="float" office:value="243780" table:style-name="ce3">
            <text:p>243,780</text:p>
          </table:table-cell>
          <table:table-cell office:value-type="float" office:value="123377" table:style-name="ce3">
            <text:p>123,377</text:p>
          </table:table-cell>
          <table:table-cell office:value-type="float" office:value="120403" table:style-name="ce3">
            <text:p>120,4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745" table:style-name="ce3">
            <text:p>109,745</text:p>
          </table:table-cell>
          <table:table-cell office:value-type="float" office:value="329516" table:style-name="ce3">
            <text:p>329,516</text:p>
          </table:table-cell>
          <table:table-cell office:value-type="float" office:value="162104" table:style-name="ce3">
            <text:p>162,104</text:p>
          </table:table-cell>
          <table:table-cell office:value-type="float" office:value="167412" table:style-name="ce3">
            <text:p>167,4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8685" table:style-name="ce3">
            <text:p>78,685</text:p>
          </table:table-cell>
          <table:table-cell office:value-type="float" office:value="221585" table:style-name="ce3">
            <text:p>221,585</text:p>
          </table:table-cell>
          <table:table-cell office:value-type="float" office:value="109233" table:style-name="ce3">
            <text:p>109,233</text:p>
          </table:table-cell>
          <table:table-cell office:value-type="float" office:value="112352" table:style-name="ce3">
            <text:p>112,3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752" table:style-name="ce3">
            <text:p>57,752</text:p>
          </table:table-cell>
          <table:table-cell office:value-type="float" office:value="170853" table:style-name="ce3">
            <text:p>170,853</text:p>
          </table:table-cell>
          <table:table-cell office:value-type="float" office:value="86067" table:style-name="ce3">
            <text:p>86,067</text:p>
          </table:table-cell>
          <table:table-cell office:value-type="float" office:value="84786" table:style-name="ce3">
            <text:p>84,7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1260" table:style-name="ce3">
            <text:p>41,260</text:p>
          </table:table-cell>
          <table:table-cell office:value-type="float" office:value="135098" table:style-name="ce3">
            <text:p>135,098</text:p>
          </table:table-cell>
          <table:table-cell office:value-type="float" office:value="68119" table:style-name="ce3">
            <text:p>68,119</text:p>
          </table:table-cell>
          <table:table-cell office:value-type="float" office:value="66979" table:style-name="ce3">
            <text:p>66,9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7532" table:style-name="ce3">
            <text:p>67,532</text:p>
          </table:table-cell>
          <table:table-cell office:value-type="float" office:value="213983" table:style-name="ce3">
            <text:p>213,983</text:p>
          </table:table-cell>
          <table:table-cell office:value-type="float" office:value="109675" table:style-name="ce3">
            <text:p>109,675</text:p>
          </table:table-cell>
          <table:table-cell office:value-type="float" office:value="104308" table:style-name="ce3">
            <text:p>104,30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72697" table:style-name="ce3">
            <text:p>72,697</text:p>
          </table:table-cell>
          <table:table-cell office:value-type="float" office:value="227707" table:style-name="ce3">
            <text:p>227,707</text:p>
          </table:table-cell>
          <table:table-cell office:value-type="float" office:value="114894" table:style-name="ce3">
            <text:p>114,894</text:p>
          </table:table-cell>
          <table:table-cell office:value-type="float" office:value="112813" table:style-name="ce3">
            <text:p>112,8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2786" table:style-name="ce3">
            <text:p>32,786</text:p>
          </table:table-cell>
          <table:table-cell office:value-type="float" office:value="112411" table:style-name="ce3">
            <text:p>112,411</text:p>
          </table:table-cell>
          <table:table-cell office:value-type="float" office:value="57138" table:style-name="ce3">
            <text:p>57,138</text:p>
          </table:table-cell>
          <table:table-cell office:value-type="float" office:value="55273" table:style-name="ce3">
            <text:p>55,27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69487" table:style-name="ce3">
            <text:p>69,487</text:p>
          </table:table-cell>
          <table:table-cell office:value-type="float" office:value="226055" table:style-name="ce3">
            <text:p>226,055</text:p>
          </table:table-cell>
          <table:table-cell office:value-type="float" office:value="113203" table:style-name="ce3">
            <text:p>113,203</text:p>
          </table:table-cell>
          <table:table-cell office:value-type="float" office:value="112852" table:style-name="ce3">
            <text:p>112,85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7832" table:style-name="ce3">
            <text:p>87,832</text:p>
          </table:table-cell>
          <table:table-cell office:value-type="float" office:value="298255" table:style-name="ce3">
            <text:p>298,255</text:p>
          </table:table-cell>
          <table:table-cell office:value-type="float" office:value="148643" table:style-name="ce3">
            <text:p>148,643</text:p>
          </table:table-cell>
          <table:table-cell office:value-type="float" office:value="149612" table:style-name="ce3">
            <text:p>149,61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2023" table:style-name="ce3">
            <text:p>72,023</text:p>
          </table:table-cell>
          <table:table-cell office:value-type="float" office:value="242556" table:style-name="ce3">
            <text:p>242,556</text:p>
          </table:table-cell>
          <table:table-cell office:value-type="float" office:value="121846" table:style-name="ce3">
            <text:p>121,846</text:p>
          </table:table-cell>
          <table:table-cell office:value-type="float" office:value="120710" table:style-name="ce3">
            <text:p>120,710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5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5年各行政區戶數、人口4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47354" table:style-name="ce3">
            <text:p>847,354</text:p>
          </table:table-cell>
          <table:table-cell office:value-type="float" office:value="2605374" table:style-name="ce3">
            <text:p>2,605,374</text:p>
          </table:table-cell>
          <table:table-cell office:value-type="float" office:value="1302249" table:style-name="ce3">
            <text:p>1,302,249</text:p>
          </table:table-cell>
          <table:table-cell office:value-type="float" office:value="1303125" table:style-name="ce3">
            <text:p>1,303,12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9550" table:style-name="ce3">
            <text:p>69,550</text:p>
          </table:table-cell>
          <table:table-cell office:value-type="float" office:value="209932" table:style-name="ce3">
            <text:p>209,932</text:p>
          </table:table-cell>
          <table:table-cell office:value-type="float" office:value="102357" table:style-name="ce3">
            <text:p>102,357</text:p>
          </table:table-cell>
          <table:table-cell office:value-type="float" office:value="107575" table:style-name="ce3">
            <text:p>107,57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0443" table:style-name="ce3">
            <text:p>80,443</text:p>
          </table:table-cell>
          <table:table-cell office:value-type="float" office:value="240212" table:style-name="ce3">
            <text:p>240,212</text:p>
          </table:table-cell>
          <table:table-cell office:value-type="float" office:value="121471" table:style-name="ce3">
            <text:p>121,471</text:p>
          </table:table-cell>
          <table:table-cell office:value-type="float" office:value="118741" table:style-name="ce3">
            <text:p>118,74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8354" table:style-name="ce3">
            <text:p>108,354</text:p>
          </table:table-cell>
          <table:table-cell office:value-type="float" office:value="317201" table:style-name="ce3">
            <text:p>317,201</text:p>
          </table:table-cell>
          <table:table-cell office:value-type="float" office:value="155756" table:style-name="ce3">
            <text:p>155,756</text:p>
          </table:table-cell>
          <table:table-cell office:value-type="float" office:value="161445" table:style-name="ce3">
            <text:p>161,44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8099" table:style-name="ce3">
            <text:p>78,099</text:p>
          </table:table-cell>
          <table:table-cell office:value-type="float" office:value="215980" table:style-name="ce3">
            <text:p>215,980</text:p>
          </table:table-cell>
          <table:table-cell office:value-type="float" office:value="106356" table:style-name="ce3">
            <text:p>106,356</text:p>
          </table:table-cell>
          <table:table-cell office:value-type="float" office:value="109624" table:style-name="ce3">
            <text:p>109,62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722" table:style-name="ce3">
            <text:p>57,722</text:p>
          </table:table-cell>
          <table:table-cell office:value-type="float" office:value="166892" table:style-name="ce3">
            <text:p>166,892</text:p>
          </table:table-cell>
          <table:table-cell office:value-type="float" office:value="84004" table:style-name="ce3">
            <text:p>84,004</text:p>
          </table:table-cell>
          <table:table-cell office:value-type="float" office:value="82888" table:style-name="ce3">
            <text:p>82,88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1727" table:style-name="ce3">
            <text:p>41,727</text:p>
          </table:table-cell>
          <table:table-cell office:value-type="float" office:value="134183" table:style-name="ce3">
            <text:p>134,183</text:p>
          </table:table-cell>
          <table:table-cell office:value-type="float" office:value="67801" table:style-name="ce3">
            <text:p>67,801</text:p>
          </table:table-cell>
          <table:table-cell office:value-type="float" office:value="66382" table:style-name="ce3">
            <text:p>66,38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8233" table:style-name="ce3">
            <text:p>68,233</text:p>
          </table:table-cell>
          <table:table-cell office:value-type="float" office:value="211091" table:style-name="ce3">
            <text:p>211,091</text:p>
          </table:table-cell>
          <table:table-cell office:value-type="float" office:value="108355" table:style-name="ce3">
            <text:p>108,355</text:p>
          </table:table-cell>
          <table:table-cell office:value-type="float" office:value="102736" table:style-name="ce3">
            <text:p>102,73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75369" table:style-name="ce3">
            <text:p>75,369</text:p>
          </table:table-cell>
          <table:table-cell office:value-type="float" office:value="229992" table:style-name="ce3">
            <text:p>229,992</text:p>
          </table:table-cell>
          <table:table-cell office:value-type="float" office:value="115708" table:style-name="ce3">
            <text:p>115,708</text:p>
          </table:table-cell>
          <table:table-cell office:value-type="float" office:value="114284" table:style-name="ce3">
            <text:p>114,28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3472" table:style-name="ce3">
            <text:p>33,472</text:p>
          </table:table-cell>
          <table:table-cell office:value-type="float" office:value="111733" table:style-name="ce3">
            <text:p>111,733</text:p>
          </table:table-cell>
          <table:table-cell office:value-type="float" office:value="56730" table:style-name="ce3">
            <text:p>56,730</text:p>
          </table:table-cell>
          <table:table-cell office:value-type="float" office:value="55003" table:style-name="ce3">
            <text:p>55,0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72563" table:style-name="ce3">
            <text:p>72,563</text:p>
          </table:table-cell>
          <table:table-cell office:value-type="float" office:value="231972" table:style-name="ce3">
            <text:p>231,972</text:p>
          </table:table-cell>
          <table:table-cell office:value-type="float" office:value="115678" table:style-name="ce3">
            <text:p>115,678</text:p>
          </table:table-cell>
          <table:table-cell office:value-type="float" office:value="116294" table:style-name="ce3">
            <text:p>116,29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8641" table:style-name="ce3">
            <text:p>88,641</text:p>
          </table:table-cell>
          <table:table-cell office:value-type="float" office:value="294405" table:style-name="ce3">
            <text:p>294,405</text:p>
          </table:table-cell>
          <table:table-cell office:value-type="float" office:value="146774" table:style-name="ce3">
            <text:p>146,774</text:p>
          </table:table-cell>
          <table:table-cell office:value-type="float" office:value="147631" table:style-name="ce3">
            <text:p>147,63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3181" table:style-name="ce3">
            <text:p>73,181</text:p>
          </table:table-cell>
          <table:table-cell office:value-type="float" office:value="241781" table:style-name="ce3">
            <text:p>241,781</text:p>
          </table:table-cell>
          <table:table-cell office:value-type="float" office:value="121259" table:style-name="ce3">
            <text:p>121,259</text:p>
          </table:table-cell>
          <table:table-cell office:value-type="float" office:value="120522" table:style-name="ce3">
            <text:p>120,522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6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6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54132" table:style-name="ce3">
            <text:p>854,132</text:p>
          </table:table-cell>
          <table:table-cell office:value-type="float" office:value="2598493" table:style-name="ce3">
            <text:p>2,598,493</text:p>
          </table:table-cell>
          <table:table-cell office:value-type="float" office:value="1295637" table:style-name="ce3">
            <text:p>1,295,637</text:p>
          </table:table-cell>
          <table:table-cell office:value-type="float" office:value="1302856" table:style-name="ce3">
            <text:p>1,302,85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69626" table:style-name="ce3">
            <text:p>69,626</text:p>
          </table:table-cell>
          <table:table-cell office:value-type="float" office:value="205823" table:style-name="ce3">
            <text:p>205,823</text:p>
          </table:table-cell>
          <table:table-cell office:value-type="float" office:value="100263" table:style-name="ce3">
            <text:p>100,263</text:p>
          </table:table-cell>
          <table:table-cell office:value-type="float" office:value="105560" table:style-name="ce3">
            <text:p>105,56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1198" table:style-name="ce3">
            <text:p>81,198</text:p>
          </table:table-cell>
          <table:table-cell office:value-type="float" office:value="239888" table:style-name="ce3">
            <text:p>239,888</text:p>
          </table:table-cell>
          <table:table-cell office:value-type="float" office:value="120994" table:style-name="ce3">
            <text:p>120,994</text:p>
          </table:table-cell>
          <table:table-cell office:value-type="float" office:value="118894" table:style-name="ce3">
            <text:p>118,89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7904" table:style-name="ce3">
            <text:p>107,904</text:p>
          </table:table-cell>
          <table:table-cell office:value-type="float" office:value="314217" table:style-name="ce3">
            <text:p>314,217</text:p>
          </table:table-cell>
          <table:table-cell office:value-type="float" office:value="153670" table:style-name="ce3">
            <text:p>153,670</text:p>
          </table:table-cell>
          <table:table-cell office:value-type="float" office:value="160547" table:style-name="ce3">
            <text:p>160,54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7224" table:style-name="ce3">
            <text:p>77,224</text:p>
          </table:table-cell>
          <table:table-cell office:value-type="float" office:value="212238" table:style-name="ce3">
            <text:p>212,238</text:p>
          </table:table-cell>
          <table:table-cell office:value-type="float" office:value="104046" table:style-name="ce3">
            <text:p>104,046</text:p>
          </table:table-cell>
          <table:table-cell office:value-type="float" office:value="108192" table:style-name="ce3">
            <text:p>108,1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528" table:style-name="ce3">
            <text:p>57,528</text:p>
          </table:table-cell>
          <table:table-cell office:value-type="float" office:value="164955" table:style-name="ce3">
            <text:p>164,955</text:p>
          </table:table-cell>
          <table:table-cell office:value-type="float" office:value="82653" table:style-name="ce3">
            <text:p>82,653</text:p>
          </table:table-cell>
          <table:table-cell office:value-type="float" office:value="82302" table:style-name="ce3">
            <text:p>82,3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2068" table:style-name="ce3">
            <text:p>42,068</text:p>
          </table:table-cell>
          <table:table-cell office:value-type="float" office:value="133661" table:style-name="ce3">
            <text:p>133,661</text:p>
          </table:table-cell>
          <table:table-cell office:value-type="float" office:value="67495" table:style-name="ce3">
            <text:p>67,495</text:p>
          </table:table-cell>
          <table:table-cell office:value-type="float" office:value="66166" table:style-name="ce3">
            <text:p>66,1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8222" table:style-name="ce3">
            <text:p>68,222</text:p>
          </table:table-cell>
          <table:table-cell office:value-type="float" office:value="208464" table:style-name="ce3">
            <text:p>208,464</text:p>
          </table:table-cell>
          <table:table-cell office:value-type="float" office:value="106861" table:style-name="ce3">
            <text:p>106,861</text:p>
          </table:table-cell>
          <table:table-cell office:value-type="float" office:value="101603" table:style-name="ce3">
            <text:p>101,60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78144" table:style-name="ce3">
            <text:p>78,144</text:p>
          </table:table-cell>
          <table:table-cell office:value-type="float" office:value="235361" table:style-name="ce3">
            <text:p>235,361</text:p>
          </table:table-cell>
          <table:table-cell office:value-type="float" office:value="117915" table:style-name="ce3">
            <text:p>117,915</text:p>
          </table:table-cell>
          <table:table-cell office:value-type="float" office:value="117446" table:style-name="ce3">
            <text:p>117,4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3820" table:style-name="ce3">
            <text:p>33,820</text:p>
          </table:table-cell>
          <table:table-cell office:value-type="float" office:value="110982" table:style-name="ce3">
            <text:p>110,982</text:p>
          </table:table-cell>
          <table:table-cell office:value-type="float" office:value="56286" table:style-name="ce3">
            <text:p>56,286</text:p>
          </table:table-cell>
          <table:table-cell office:value-type="float" office:value="54696" table:style-name="ce3">
            <text:p>54,69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74863" table:style-name="ce3">
            <text:p>74,863</text:p>
          </table:table-cell>
          <table:table-cell office:value-type="float" office:value="237349" table:style-name="ce3">
            <text:p>237,349</text:p>
          </table:table-cell>
          <table:table-cell office:value-type="float" office:value="118038" table:style-name="ce3">
            <text:p>118,038</text:p>
          </table:table-cell>
          <table:table-cell office:value-type="float" office:value="119311" table:style-name="ce3">
            <text:p>119,31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89379" table:style-name="ce3">
            <text:p>89,379</text:p>
          </table:table-cell>
          <table:table-cell office:value-type="float" office:value="293731" table:style-name="ce3">
            <text:p>293,731</text:p>
          </table:table-cell>
          <table:table-cell office:value-type="float" office:value="146358" table:style-name="ce3">
            <text:p>146,358</text:p>
          </table:table-cell>
          <table:table-cell office:value-type="float" office:value="147373" table:style-name="ce3">
            <text:p>147,37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4156" table:style-name="ce3">
            <text:p>74,156</text:p>
          </table:table-cell>
          <table:table-cell office:value-type="float" office:value="241842" table:style-name="ce3">
            <text:p>241,842</text:p>
          </table:table-cell>
          <table:table-cell office:value-type="float" office:value="121058" table:style-name="ce3">
            <text:p>121,058</text:p>
          </table:table-cell>
          <table:table-cell office:value-type="float" office:value="120766" table:style-name="ce3">
            <text:p>120,766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7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7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69803" table:style-name="ce3">
            <text:p>869,803</text:p>
          </table:table-cell>
          <table:table-cell office:value-type="float" office:value="2639939" table:style-name="ce3">
            <text:p>2,639,939</text:p>
          </table:table-cell>
          <table:table-cell office:value-type="float" office:value="1311789" table:style-name="ce3">
            <text:p>1,311,789</text:p>
          </table:table-cell>
          <table:table-cell office:value-type="float" office:value="1328150" table:style-name="ce3">
            <text:p>1,328,15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0241" table:style-name="ce3">
            <text:p>70,241</text:p>
          </table:table-cell>
          <table:table-cell office:value-type="float" office:value="208198" table:style-name="ce3">
            <text:p>208,198</text:p>
          </table:table-cell>
          <table:table-cell office:value-type="float" office:value="101134" table:style-name="ce3">
            <text:p>101,134</text:p>
          </table:table-cell>
          <table:table-cell office:value-type="float" office:value="107064" table:style-name="ce3">
            <text:p>107,06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2182" table:style-name="ce3">
            <text:p>82,182</text:p>
          </table:table-cell>
          <table:table-cell office:value-type="float" office:value="242500" table:style-name="ce3">
            <text:p>242,500</text:p>
          </table:table-cell>
          <table:table-cell office:value-type="float" office:value="121808" table:style-name="ce3">
            <text:p>121,808</text:p>
          </table:table-cell>
          <table:table-cell office:value-type="float" office:value="120692" table:style-name="ce3">
            <text:p>120,69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055" table:style-name="ce3">
            <text:p>109,055</text:p>
          </table:table-cell>
          <table:table-cell office:value-type="float" office:value="319003" table:style-name="ce3">
            <text:p>319,003</text:p>
          </table:table-cell>
          <table:table-cell office:value-type="float" office:value="155269" table:style-name="ce3">
            <text:p>155,269</text:p>
          </table:table-cell>
          <table:table-cell office:value-type="float" office:value="163734" table:style-name="ce3">
            <text:p>163,73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8265" table:style-name="ce3">
            <text:p>78,265</text:p>
          </table:table-cell>
          <table:table-cell office:value-type="float" office:value="215168" table:style-name="ce3">
            <text:p>215,168</text:p>
          </table:table-cell>
          <table:table-cell office:value-type="float" office:value="105013" table:style-name="ce3">
            <text:p>105,013</text:p>
          </table:table-cell>
          <table:table-cell office:value-type="float" office:value="110155" table:style-name="ce3">
            <text:p>110,1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942" table:style-name="ce3">
            <text:p>57,942</text:p>
          </table:table-cell>
          <table:table-cell office:value-type="float" office:value="166532" table:style-name="ce3">
            <text:p>166,532</text:p>
          </table:table-cell>
          <table:table-cell office:value-type="float" office:value="83053" table:style-name="ce3">
            <text:p>83,053</text:p>
          </table:table-cell>
          <table:table-cell office:value-type="float" office:value="83479" table:style-name="ce3">
            <text:p>83,4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2601" table:style-name="ce3">
            <text:p>42,601</text:p>
          </table:table-cell>
          <table:table-cell office:value-type="float" office:value="134563" table:style-name="ce3">
            <text:p>134,563</text:p>
          </table:table-cell>
          <table:table-cell office:value-type="float" office:value="67861" table:style-name="ce3">
            <text:p>67,861</text:p>
          </table:table-cell>
          <table:table-cell office:value-type="float" office:value="66702" table:style-name="ce3">
            <text:p>66,70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9193" table:style-name="ce3">
            <text:p>69,193</text:p>
          </table:table-cell>
          <table:table-cell office:value-type="float" office:value="209780" table:style-name="ce3">
            <text:p>209,780</text:p>
          </table:table-cell>
          <table:table-cell office:value-type="float" office:value="107242" table:style-name="ce3">
            <text:p>107,242</text:p>
          </table:table-cell>
          <table:table-cell office:value-type="float" office:value="102538" table:style-name="ce3">
            <text:p>102,53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81323" table:style-name="ce3">
            <text:p>81,323</text:p>
          </table:table-cell>
          <table:table-cell office:value-type="float" office:value="243939" table:style-name="ce3">
            <text:p>243,939</text:p>
          </table:table-cell>
          <table:table-cell office:value-type="float" office:value="121859" table:style-name="ce3">
            <text:p>121,859</text:p>
          </table:table-cell>
          <table:table-cell office:value-type="float" office:value="122080" table:style-name="ce3">
            <text:p>122,08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4759" table:style-name="ce3">
            <text:p>34,759</text:p>
          </table:table-cell>
          <table:table-cell office:value-type="float" office:value="112699" table:style-name="ce3">
            <text:p>112,699</text:p>
          </table:table-cell>
          <table:table-cell office:value-type="float" office:value="57020" table:style-name="ce3">
            <text:p>57,020</text:p>
          </table:table-cell>
          <table:table-cell office:value-type="float" office:value="55679" table:style-name="ce3">
            <text:p>55,6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77764" table:style-name="ce3">
            <text:p>77,764</text:p>
          </table:table-cell>
          <table:table-cell office:value-type="float" office:value="244642" table:style-name="ce3">
            <text:p>244,642</text:p>
          </table:table-cell>
          <table:table-cell office:value-type="float" office:value="121405" table:style-name="ce3">
            <text:p>121,405</text:p>
          </table:table-cell>
          <table:table-cell office:value-type="float" office:value="123237" table:style-name="ce3">
            <text:p>123,23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0563" table:style-name="ce3">
            <text:p>90,563</text:p>
          </table:table-cell>
          <table:table-cell office:value-type="float" office:value="296810" table:style-name="ce3">
            <text:p>296,810</text:p>
          </table:table-cell>
          <table:table-cell office:value-type="float" office:value="147417" table:style-name="ce3">
            <text:p>147,417</text:p>
          </table:table-cell>
          <table:table-cell office:value-type="float" office:value="149393" table:style-name="ce3">
            <text:p>149,39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5915" table:style-name="ce3">
            <text:p>75,915</text:p>
          </table:table-cell>
          <table:table-cell office:value-type="float" office:value="246105" table:style-name="ce3">
            <text:p>246,105</text:p>
          </table:table-cell>
          <table:table-cell office:value-type="float" office:value="122708" table:style-name="ce3">
            <text:p>122,708</text:p>
          </table:table-cell>
          <table:table-cell office:value-type="float" office:value="123397" table:style-name="ce3">
            <text:p>123,397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8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8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79156" table:style-name="ce3">
            <text:p>879,156</text:p>
          </table:table-cell>
          <table:table-cell office:value-type="float" office:value="2641312" table:style-name="ce3">
            <text:p>2,641,312</text:p>
          </table:table-cell>
          <table:table-cell office:value-type="float" office:value="1309434" table:style-name="ce3">
            <text:p>1,309,434</text:p>
          </table:table-cell>
          <table:table-cell office:value-type="float" office:value="1331878" table:style-name="ce3">
            <text:p>1,331,87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0680" table:style-name="ce3">
            <text:p>70,680</text:p>
          </table:table-cell>
          <table:table-cell office:value-type="float" office:value="207615" table:style-name="ce3">
            <text:p>207,615</text:p>
          </table:table-cell>
          <table:table-cell office:value-type="float" office:value="100733" table:style-name="ce3">
            <text:p>100,733</text:p>
          </table:table-cell>
          <table:table-cell office:value-type="float" office:value="106882" table:style-name="ce3">
            <text:p>106,88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2701" table:style-name="ce3">
            <text:p>82,701</text:p>
          </table:table-cell>
          <table:table-cell office:value-type="float" office:value="241917" table:style-name="ce3">
            <text:p>241,917</text:p>
          </table:table-cell>
          <table:table-cell office:value-type="float" office:value="121071" table:style-name="ce3">
            <text:p>121,071</text:p>
          </table:table-cell>
          <table:table-cell office:value-type="float" office:value="120846" table:style-name="ce3">
            <text:p>120,8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341" table:style-name="ce3">
            <text:p>109,341</text:p>
          </table:table-cell>
          <table:table-cell office:value-type="float" office:value="317110" table:style-name="ce3">
            <text:p>317,110</text:p>
          </table:table-cell>
          <table:table-cell office:value-type="float" office:value="153645" table:style-name="ce3">
            <text:p>153,645</text:p>
          </table:table-cell>
          <table:table-cell office:value-type="float" office:value="163465" table:style-name="ce3">
            <text:p>163,46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8550" table:style-name="ce3">
            <text:p>78,550</text:p>
          </table:table-cell>
          <table:table-cell office:value-type="float" office:value="214652" table:style-name="ce3">
            <text:p>214,652</text:p>
          </table:table-cell>
          <table:table-cell office:value-type="float" office:value="104490" table:style-name="ce3">
            <text:p>104,490</text:p>
          </table:table-cell>
          <table:table-cell office:value-type="float" office:value="110162" table:style-name="ce3">
            <text:p>110,16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8038" table:style-name="ce3">
            <text:p>58,038</text:p>
          </table:table-cell>
          <table:table-cell office:value-type="float" office:value="165324" table:style-name="ce3">
            <text:p>165,324</text:p>
          </table:table-cell>
          <table:table-cell office:value-type="float" office:value="82173" table:style-name="ce3">
            <text:p>82,173</text:p>
          </table:table-cell>
          <table:table-cell office:value-type="float" office:value="83151" table:style-name="ce3">
            <text:p>83,15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2841" table:style-name="ce3">
            <text:p>42,841</text:p>
          </table:table-cell>
          <table:table-cell office:value-type="float" office:value="133503" table:style-name="ce3">
            <text:p>133,503</text:p>
          </table:table-cell>
          <table:table-cell office:value-type="float" office:value="67331" table:style-name="ce3">
            <text:p>67,331</text:p>
          </table:table-cell>
          <table:table-cell office:value-type="float" office:value="66172" table:style-name="ce3">
            <text:p>66,172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69582" table:style-name="ce3">
            <text:p>69,582</text:p>
          </table:table-cell>
          <table:table-cell office:value-type="float" office:value="207943" table:style-name="ce3">
            <text:p>207,943</text:p>
          </table:table-cell>
          <table:table-cell office:value-type="float" office:value="106167" table:style-name="ce3">
            <text:p>106,167</text:p>
          </table:table-cell>
          <table:table-cell office:value-type="float" office:value="101776" table:style-name="ce3">
            <text:p>101,77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83671" table:style-name="ce3">
            <text:p>83,671</text:p>
          </table:table-cell>
          <table:table-cell office:value-type="float" office:value="248602" table:style-name="ce3">
            <text:p>248,602</text:p>
          </table:table-cell>
          <table:table-cell office:value-type="float" office:value="123828" table:style-name="ce3">
            <text:p>123,828</text:p>
          </table:table-cell>
          <table:table-cell office:value-type="float" office:value="124774" table:style-name="ce3">
            <text:p>124,7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5525" table:style-name="ce3">
            <text:p>35,525</text:p>
          </table:table-cell>
          <table:table-cell office:value-type="float" office:value="113070" table:style-name="ce3">
            <text:p>113,070</text:p>
          </table:table-cell>
          <table:table-cell office:value-type="float" office:value="57242" table:style-name="ce3">
            <text:p>57,242</text:p>
          </table:table-cell>
          <table:table-cell office:value-type="float" office:value="55828" table:style-name="ce3">
            <text:p>55,82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0236" table:style-name="ce3">
            <text:p>80,236</text:p>
          </table:table-cell>
          <table:table-cell office:value-type="float" office:value="249588" table:style-name="ce3">
            <text:p>249,588</text:p>
          </table:table-cell>
          <table:table-cell office:value-type="float" office:value="123614" table:style-name="ce3">
            <text:p>123,614</text:p>
          </table:table-cell>
          <table:table-cell office:value-type="float" office:value="125974" table:style-name="ce3">
            <text:p>125,9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0834" table:style-name="ce3">
            <text:p>90,834</text:p>
          </table:table-cell>
          <table:table-cell office:value-type="float" office:value="295209" table:style-name="ce3">
            <text:p>295,209</text:p>
          </table:table-cell>
          <table:table-cell office:value-type="float" office:value="146363" table:style-name="ce3">
            <text:p>146,363</text:p>
          </table:table-cell>
          <table:table-cell office:value-type="float" office:value="148846" table:style-name="ce3">
            <text:p>148,84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7157" table:style-name="ce3">
            <text:p>77,157</text:p>
          </table:table-cell>
          <table:table-cell office:value-type="float" office:value="246779" table:style-name="ce3">
            <text:p>246,779</text:p>
          </table:table-cell>
          <table:table-cell office:value-type="float" office:value="122777" table:style-name="ce3">
            <text:p>122,777</text:p>
          </table:table-cell>
          <table:table-cell office:value-type="float" office:value="124002" table:style-name="ce3">
            <text:p>124,002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89年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臺北市89年各行政區戶數、人口數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4">
            <text:p>區　別</text:p>
          </table:table-cell>
          <table:table-cell office:value-type="string" table:number-columns-spanned="1" table:number-rows-spanned="2" table:style-name="ce4">
            <text:p>戶　數</text:p>
          </table:table-cell>
          <table:table-cell office:value-type="string" table:number-columns-spanned="3" table:number-rows-spanned="1" table:style-name="ce4">
            <text:p>人　口　數</text:p>
          </table:table-cell>
          <table:covered-table-cell table:number-columns-repeated="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總　計</text:p>
          </table:table-cell>
          <table:table-cell office:value-type="float" office:value="888560" table:style-name="ce3">
            <text:p>888,560</text:p>
          </table:table-cell>
          <table:table-cell office:value-type="float" office:value="2646474" table:style-name="ce3">
            <text:p>2,646,474</text:p>
          </table:table-cell>
          <table:table-cell office:value-type="float" office:value="1309308" table:style-name="ce3">
            <text:p>1,309,308</text:p>
          </table:table-cell>
          <table:table-cell office:value-type="float" office:value="1337166" table:style-name="ce3">
            <text:p>1,337,16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松山</text:p>
          </table:table-cell>
          <table:table-cell office:value-type="float" office:value="70850" table:style-name="ce3">
            <text:p>70,850</text:p>
          </table:table-cell>
          <table:table-cell office:value-type="float" office:value="207303" table:style-name="ce3">
            <text:p>207,303</text:p>
          </table:table-cell>
          <table:table-cell office:value-type="float" office:value="100355" table:style-name="ce3">
            <text:p>100,355</text:p>
          </table:table-cell>
          <table:table-cell office:value-type="float" office:value="106948" table:style-name="ce3">
            <text:p>106,94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信義</text:p>
          </table:table-cell>
          <table:table-cell office:value-type="float" office:value="82829" table:style-name="ce3">
            <text:p>82,829</text:p>
          </table:table-cell>
          <table:table-cell office:value-type="float" office:value="240294" table:style-name="ce3">
            <text:p>240,294</text:p>
          </table:table-cell>
          <table:table-cell office:value-type="float" office:value="119990" table:style-name="ce3">
            <text:p>119,990</text:p>
          </table:table-cell>
          <table:table-cell office:value-type="float" office:value="120304" table:style-name="ce3">
            <text:p>120,30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安</text:p>
          </table:table-cell>
          <table:table-cell office:value-type="float" office:value="109842" table:style-name="ce3">
            <text:p>109,842</text:p>
          </table:table-cell>
          <table:table-cell office:value-type="float" office:value="316977" table:style-name="ce3">
            <text:p>316,977</text:p>
          </table:table-cell>
          <table:table-cell office:value-type="float" office:value="153164" table:style-name="ce3">
            <text:p>153,164</text:p>
          </table:table-cell>
          <table:table-cell office:value-type="float" office:value="163813" table:style-name="ce3">
            <text:p>163,8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山</text:p>
          </table:table-cell>
          <table:table-cell office:value-type="float" office:value="79521" table:style-name="ce3">
            <text:p>79,521</text:p>
          </table:table-cell>
          <table:table-cell office:value-type="float" office:value="215532" table:style-name="ce3">
            <text:p>215,532</text:p>
          </table:table-cell>
          <table:table-cell office:value-type="float" office:value="104589" table:style-name="ce3">
            <text:p>104,589</text:p>
          </table:table-cell>
          <table:table-cell office:value-type="float" office:value="110943" table:style-name="ce3">
            <text:p>110,94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中正</text:p>
          </table:table-cell>
          <table:table-cell office:value-type="float" office:value="57867" table:style-name="ce3">
            <text:p>57,867</text:p>
          </table:table-cell>
          <table:table-cell office:value-type="float" office:value="163090" table:style-name="ce3">
            <text:p>163,090</text:p>
          </table:table-cell>
          <table:table-cell office:value-type="float" office:value="80911" table:style-name="ce3">
            <text:p>80,911</text:p>
          </table:table-cell>
          <table:table-cell office:value-type="float" office:value="82179" table:style-name="ce3">
            <text:p>82,1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大同</text:p>
          </table:table-cell>
          <table:table-cell office:value-type="float" office:value="43024" table:style-name="ce3">
            <text:p>43,024</text:p>
          </table:table-cell>
          <table:table-cell office:value-type="float" office:value="132694" table:style-name="ce3">
            <text:p>132,694</text:p>
          </table:table-cell>
          <table:table-cell office:value-type="float" office:value="66715" table:style-name="ce3">
            <text:p>66,715</text:p>
          </table:table-cell>
          <table:table-cell office:value-type="float" office:value="65979" table:style-name="ce3">
            <text:p>65,97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萬華</text:p>
          </table:table-cell>
          <table:table-cell office:value-type="float" office:value="70250" table:style-name="ce3">
            <text:p>70,250</text:p>
          </table:table-cell>
          <table:table-cell office:value-type="float" office:value="206855" table:style-name="ce3">
            <text:p>206,855</text:p>
          </table:table-cell>
          <table:table-cell office:value-type="float" office:value="105596" table:style-name="ce3">
            <text:p>105,596</text:p>
          </table:table-cell>
          <table:table-cell office:value-type="float" office:value="101259" table:style-name="ce3">
            <text:p>101,259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文山</text:p>
          </table:table-cell>
          <table:table-cell office:value-type="float" office:value="85822" table:style-name="ce3">
            <text:p>85,822</text:p>
          </table:table-cell>
          <table:table-cell office:value-type="float" office:value="253131" table:style-name="ce3">
            <text:p>253,131</text:p>
          </table:table-cell>
          <table:table-cell office:value-type="float" office:value="125731" table:style-name="ce3">
            <text:p>125,731</text:p>
          </table:table-cell>
          <table:table-cell office:value-type="float" office:value="127400" table:style-name="ce3">
            <text:p>127,4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南港</text:p>
          </table:table-cell>
          <table:table-cell office:value-type="float" office:value="36330" table:style-name="ce3">
            <text:p>36,330</text:p>
          </table:table-cell>
          <table:table-cell office:value-type="float" office:value="114144" table:style-name="ce3">
            <text:p>114,144</text:p>
          </table:table-cell>
          <table:table-cell office:value-type="float" office:value="57687" table:style-name="ce3">
            <text:p>57,687</text:p>
          </table:table-cell>
          <table:table-cell office:value-type="float" office:value="56457" table:style-name="ce3">
            <text:p>56,45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內湖</text:p>
          </table:table-cell>
          <table:table-cell office:value-type="float" office:value="82202" table:style-name="ce3">
            <text:p>82,202</text:p>
          </table:table-cell>
          <table:table-cell office:value-type="float" office:value="253584" table:style-name="ce3">
            <text:p>253,584</text:p>
          </table:table-cell>
          <table:table-cell office:value-type="float" office:value="125353" table:style-name="ce3">
            <text:p>125,353</text:p>
          </table:table-cell>
          <table:table-cell office:value-type="float" office:value="128231" table:style-name="ce3">
            <text:p>128,23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士林</text:p>
          </table:table-cell>
          <table:table-cell office:value-type="float" office:value="91559" table:style-name="ce3">
            <text:p>91,559</text:p>
          </table:table-cell>
          <table:table-cell office:value-type="float" office:value="294443" table:style-name="ce3">
            <text:p>294,443</text:p>
          </table:table-cell>
          <table:table-cell office:value-type="float" office:value="145869" table:style-name="ce3">
            <text:p>145,869</text:p>
          </table:table-cell>
          <table:table-cell office:value-type="float" office:value="148574" table:style-name="ce3">
            <text:p>148,57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北投</text:p>
          </table:table-cell>
          <table:table-cell office:value-type="float" office:value="78464" table:style-name="ce3">
            <text:p>78,464</text:p>
          </table:table-cell>
          <table:table-cell office:value-type="float" office:value="248427" table:style-name="ce3">
            <text:p>248,427</text:p>
          </table:table-cell>
          <table:table-cell office:value-type="float" office:value="123348" table:style-name="ce3">
            <text:p>123,348</text:p>
          </table:table-cell>
          <table:table-cell office:value-type="float" office:value="125079" table:style-name="ce3">
            <text:p>125,079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ce</meta:initial-creator>
    <dc:creator>貴因 楊</dc:creator>
    <meta:creation-date>2011-03-14T01:55:12Z</meta:creation-date>
    <dc:date>2016-01-11T08:13:32Z</dc:date>
  </office:meta>
</office:document-meta>
</file>